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5"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4"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1" officeooo:rsid="0086fd34"/>
    </style:style>
    <style:style style:name="T65" style:family="text">
      <style:text-properties style:font-name="Liberation Sans1"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5"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5"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512160039"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50.343000185" text:fixed="true">červen</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Akce</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epnutí pravým tlačítkem</text:p>
            </table:table-cell>
            <table:table-cell table:style-name="Table25.A2" office:value-type="string">
              <text:p text:style-name="P5">Ctrl + klepnutí a/nebo klep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také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í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Nastavení sešitu<text:tab/>5</text:a></text:p>
            <text:p text:style-name="P39"><text:a xlink:type="simple" xlink:href="#__RefHeading__5598_1807884836" text:style-name="Index_20_Link" text:visited-style-name="Index_20_Link">Problém pevných hodnot<text:tab/>5</text:a></text:p>
            <text:p text:style-name="P39"><text:a xlink:type="simple" xlink:href="#__RefHeading__5600_1807884836" text:style-name="Index_20_Link" text:visited-style-name="Index_20_Link">Nedostatek dokumentace<text:tab/>5</text:a></text:p>
            <text:p text:style-name="P39"><text:a xlink:type="simple" xlink:href="#__RefHeading__5602_1807884836" text:style-name="Index_20_Link" text:visited-style-name="Index_20_Link">Vzorce pro kontrolu chyb<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átory ve vzorcích<text:tab/>6</text:a></text:p>
            <text:p text:style-name="P39"><text:a xlink:type="simple" xlink:href="#__RefHeading__40475_381637933" text:style-name="Index_20_Link" text:visited-style-name="Index_20_Link">Typy operátorů<text:tab/>8</text:a></text:p>
            <text:p text:style-name="P40"><text:a xlink:type="simple" xlink:href="#__RefHeading__40477_381637933" text:style-name="Index_20_Link" text:visited-style-name="Index_20_Link">Aritmetické operátory<text:tab/>8</text:a></text:p>
            <text:p text:style-name="P40"><text:a xlink:type="simple" xlink:href="#__RefHeading__40479_381637933" text:style-name="Index_20_Link" text:visited-style-name="Index_20_Link">Porovnávací operátory<text:tab/>8</text:a></text:p>
            <text:p text:style-name="P40"><text:a xlink:type="simple" xlink:href="#__RefHeading__40481_381637933" text:style-name="Index_20_Link" text:visited-style-name="Index_20_Link">Textové operátory<text:tab/>9</text:a></text:p>
            <text:p text:style-name="P40"><text:a xlink:type="simple" xlink:href="#__RefHeading__40483_381637933" text:style-name="Index_20_Link" text:visited-style-name="Index_20_Link">Referenční operátory<text:tab/>9</text:a></text:p>
            <text:p text:style-name="P41"><text:a xlink:type="simple" xlink:href="#__RefHeading___Toc365997_936369171" text:style-name="Index_20_Link" text:visited-style-name="Index_20_Link">Operátor referenčního rozsahu<text:tab/>9</text:a></text:p>
            <text:p text:style-name="P41"><text:a xlink:type="simple" xlink:href="#__RefHeading___Toc365999_936369171" text:style-name="Index_20_Link" text:visited-style-name="Index_20_Link">Operátor referenční zřetězení<text:tab/>10</text:a></text:p>
            <text:p text:style-name="P41"><text:a xlink:type="simple" xlink:href="#__RefHeading___Toc366001_936369171" text:style-name="Index_20_Link" text:visited-style-name="Index_20_Link">Operátor referenčního průniku<text:tab/>11</text:a></text:p>
            <text:p text:style-name="P39"><text:a xlink:type="simple" xlink:href="#__RefHeading__8404_1214587958" text:style-name="Index_20_Link" text:visited-style-name="Index_20_Link">Relativní a absolutní odkazy<text:tab/>12</text:a></text:p>
            <text:p text:style-name="P40"><text:a xlink:type="simple" xlink:href="#__RefHeading__8406_1214587958" text:style-name="Index_20_Link" text:visited-style-name="Index_20_Link">Relativní odkazování<text:tab/>12</text:a></text:p>
            <text:p text:style-name="P40"><text:a xlink:type="simple" xlink:href="#__RefHeading__8408_1214587958" text:style-name="Index_20_Link" text:visited-style-name="Index_20_Link">Absolutní odkazování<text:tab/>13</text:a></text:p>
            <text:p text:style-name="P40"><text:a xlink:type="simple" xlink:href="#__RefHeading___Toc124524_3024144196" text:style-name="Index_20_Link" text:visited-style-name="Index_20_Link">Pojmenované oblasti<text:tab/>14</text:a></text:p>
            <text:p text:style-name="P39"><text:a xlink:type="simple" xlink:href="#__RefHeading__40485_381637933" text:style-name="Index_20_Link" text:visited-style-name="Index_20_Link">Pořadí výpočtu<text:tab/>16</text:a></text:p>
            <text:p text:style-name="P39"><text:a xlink:type="simple" xlink:href="#__RefHeading__40487_381637933" text:style-name="Index_20_Link" text:visited-style-name="Index_20_Link">Výpočty spojující listy<text:tab/>17</text:a></text:p>
            <text:p text:style-name="P38"><text:a xlink:type="simple" xlink:href="#__RefHeading__40497_381637933" text:style-name="Index_20_Link" text:visited-style-name="Index_20_Link">Rozumíme funkcím<text:tab/>21</text:a></text:p>
            <text:p text:style-name="P39"><text:a xlink:type="simple" xlink:href="#__RefHeading___Toc7259_124123908" text:style-name="Index_20_Link" text:visited-style-name="Index_20_Link">Kompatibilita s jinými tabulkovými procesory<text:tab/>21</text:a></text:p>
            <text:p text:style-name="P39"><text:a xlink:type="simple" xlink:href="#__RefHeading__40499_381637933" text:style-name="Index_20_Link" text:visited-style-name="Index_20_Link">Pochopení struktury funkcí<text:tab/>22</text:a></text:p>
            <text:p text:style-name="P39"><text:a xlink:type="simple" xlink:href="#__RefHeading__40501_381637933" text:style-name="Index_20_Link" text:visited-style-name="Index_20_Link">Vnořené funkce<text:tab/>22</text:a></text:p>
            <text:p text:style-name="P39"><text:a xlink:type="simple" xlink:href="#__RefHeading___Toc144835_3024144196" text:style-name="Index_20_Link" text:visited-style-name="Index_20_Link">Použití postranní lišty Seznam funkcí<text:tab/>23</text:a></text:p>
            <text:p text:style-name="P39"><text:a xlink:type="simple" xlink:href="#__RefHeading__8412_1214587958" text:style-name="Index_20_Link" text:visited-style-name="Index_20_Link">Používání Průvodce funkcí<text:tab/>23</text:a></text:p>
            <text:p text:style-name="P39"><text:a xlink:type="simple" xlink:href="#__RefHeading___Toc7265_124123908" text:style-name="Index_20_Link" text:visited-style-name="Index_20_Link">Maticové vzorce<text:tab/>25</text:a></text:p>
            <text:p text:style-name="P40"><text:a xlink:type="simple" xlink:href="#__RefHeading___Toc135042_3024144196" text:style-name="Index_20_Link" text:visited-style-name="Index_20_Link">Co je to maticový vzorec?<text:tab/>25</text:a></text:p>
            <text:p text:style-name="P40"><text:a xlink:type="simple" xlink:href="#__RefHeading___Toc124526_3024144196" text:style-name="Index_20_Link" text:visited-style-name="Index_20_Link">Kdy používáme maticové vzorce?<text:tab/>26</text:a></text:p>
            <text:p text:style-name="P40"><text:a xlink:type="simple" xlink:href="#__RefHeading___Toc144837_3024144196" text:style-name="Index_20_Link" text:visited-style-name="Index_20_Link">Vytváření maticových vzorců<text:tab/>26</text:a></text:p>
            <text:p text:style-name="P38"><text:a xlink:type="simple" xlink:href="#__RefHeading__7607_1807884836" text:style-name="Index_20_Link" text:visited-style-name="Index_20_Link">Strategie pro vytváření vzorců a funkcí<text:tab/>27</text:a></text:p>
            <text:p text:style-name="P39"><text:a xlink:type="simple" xlink:href="#__RefHeading__40491_381637933" text:style-name="Index_20_Link" text:visited-style-name="Index_20_Link">Do každé buňky vložíme jedinečný vzorec<text:tab/>27</text:a></text:p>
            <text:p text:style-name="P39"><text:a xlink:type="simple" xlink:href="#__RefHeading__40493_381637933" text:style-name="Index_20_Link" text:visited-style-name="Index_20_Link">Rozdělíme vzorce na části a spojíme je<text:tab/>27</text:a></text:p>
            <text:p text:style-name="P39"><text:a xlink:type="simple" xlink:href="#__RefHeading___Toc7267_124123908" text:style-name="Index_20_Link" text:visited-style-name="Index_20_Link">Urychlení výpočtů<text:tab/>28</text:a></text:p>
            <text:p text:style-name="P40"><text:a xlink:type="simple" xlink:href="#__RefHeading___Toc7269_124123908" text:style-name="Index_20_Link" text:visited-style-name="Index_20_Link">Používání maticových vzorců pro množství dat<text:tab/>28</text:a></text:p>
            <text:p text:style-name="P40"><text:a xlink:type="simple" xlink:href="#__RefHeading___Toc7271_124123908" text:style-name="Index_20_Link" text:visited-style-name="Index_20_Link">Používání konsolidačních funkcí<text:tab/>28</text:a></text:p>
            <text:p text:style-name="P39"><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39"><text:soft-page-break/><text:a xlink:type="simple" xlink:href="#__RefHeading___Toc5878_3279234735" text:style-name="Index_20_Link" text:visited-style-name="Index_20_Link">Více vláken<text:tab/>28</text:a></text:p>
            <text:p text:style-name="P38"><text:a xlink:type="simple" xlink:href="#__RefHeading__40503_381637933" text:style-name="Index_20_Link" text:visited-style-name="Index_20_Link">Hledání a oprava chyb<text:tab/>29</text:a></text:p>
            <text:p text:style-name="P39"><text:a xlink:type="simple" xlink:href="#__RefHeading__40505_381637933" text:style-name="Index_20_Link" text:visited-style-name="Index_20_Link">Chybové zprávy<text:tab/>29</text:a></text:p>
            <text:p text:style-name="P39"><text:a xlink:type="simple" xlink:href="#__RefHeading__7609_1807884836" text:style-name="Index_20_Link" text:visited-style-name="Index_20_Link">Příklady běžných chyb<text:tab/>30</text:a></text:p>
            <text:p text:style-name="P40"><text:a xlink:type="simple" xlink:href="#__RefHeading__8295_1807884836" text:style-name="Index_20_Link" text:visited-style-name="Index_20_Link">#DIV/0! dělení nulou<text:tab/>30</text:a></text:p>
            <text:p text:style-name="P40"><text:a xlink:type="simple" xlink:href="#__RefHeading__40515_381637933" text:style-name="Index_20_Link" text:visited-style-name="Index_20_Link">#VALUE! žádný výsledek a #REF! nesprávné odkazy<text:tab/>31</text:a></text:p>
            <text:p text:style-name="P39"><text:a xlink:type="simple" xlink:href="#__RefHeading__40507_381637933" text:style-name="Index_20_Link" text:visited-style-name="Index_20_Link">Barevné kódování pro vstup<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Detektiv<text:tab/>32</text:a></text:p>
            <text:p text:style-name="P38"><text:a xlink:type="simple" xlink:href="#__RefHeading__7611_1807884836" text:style-name="Index_20_Link" text:visited-style-name="Index_20_Link">Příklady funkcí<text:tab/>32</text:a></text:p>
            <text:p text:style-name="P39"><text:a xlink:type="simple" xlink:href="#__RefHeading__40519_381637933" text:style-name="Index_20_Link" text:visited-style-name="Index_20_Link">Základní aritmetika a statistika<text:tab/>32</text:a></text:p>
            <text:p text:style-name="P40"><text:a xlink:type="simple" xlink:href="#__RefHeading__40521_381637933" text:style-name="Index_20_Link" text:visited-style-name="Index_20_Link">Základní aritmetika<text:tab/>32</text:a></text:p>
            <text:p text:style-name="P40"><text:a xlink:type="simple" xlink:href="#__RefHeading__40523_381637933" text:style-name="Index_20_Link" text:visited-style-name="Index_20_Link">Jednoduché statistiky<text:tab/>33</text:a></text:p>
            <text:p text:style-name="P40"><text:a xlink:type="simple" xlink:href="#__RefHeading__40525_381637933" text:style-name="Index_20_Link" text:visited-style-name="Index_20_Link">Používání těchto funkcí<text:tab/>34</text:a></text:p>
            <text:p text:style-name="P39"><text:a xlink:type="simple" xlink:href="#__RefHeading__40527_381637933" text:style-name="Index_20_Link" text:visited-style-name="Index_20_Link">Zaokrouhlování čísel<text:tab/>34</text:a></text:p>
            <text:p text:style-name="P38"><text:a xlink:type="simple" xlink:href="#__RefHeading__40531_381637933" text:style-name="Index_20_Link" text:visited-style-name="Index_20_Link">Použití zástupných znaků a regulárních výrazů ve funkcích<text:tab/>35</text:a></text:p>
            <text:p text:style-name="P38"><text:a xlink:type="simple" xlink:href="#__RefHeading__13026_493246014" text:style-name="Index_20_Link" text:visited-style-name="Index_20_Link">Pokročilé funkce<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0">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45" text:outline-level="1"><text:bookmark-start text:name="__RefHeading__5596_1807884836"/><text:alphabetical-index-mark text:string-value="rady, jak se vyhnout běžným nástrahám" text:key1="sešitů"/>Nastavení sešitu<text:bookmark-end text:name="__RefHeading__5596_1807884836"/></text:h>
      <text:p text:style-name="P20">Pokud v programu Calc nastavujeme více než jednoduchý systém jednoho listu, vyplatí se trochu dopředu plánovat. Nezapomeneme:</text:p>
      <text:list xml:id="list1439811756" text:style-name="List_20_1">
        <text:list-item>
          <text:p text:style-name="P59">Vyvarujeme se zadávání pevných hodnot do vzorců.</text:p>
        </text:list-item>
        <text:list-item>
          <text:p text:style-name="P59">Zahrneme dokumentaci (poznámky a komentáře) popisující, co systém dělá, včetně toho, jaký vstup je vyžadován a odkud pocházejí vzorce (pokud nebyly vytvořeny od nuly).</text:p>
        </text:list-item>
        <text:list-item>
          <text:p text:style-name="P59">Zahrneme systém kontroly chyb vzorců a ověříme, zda vzorce dělají to, co je zamýšleno.</text:p>
        </text:list-item>
      </text:list>
      <text:h text:style-name="P48" text:outline-level="2"><text:bookmark-start text:name="__RefHeading__5598_1807884836"/>Problém pevných hodnot<text:bookmark-end text:name="__RefHeading__5598_1807884836"/></text:h>
      <text:p text:style-name="P20">Mnoho uživatelů nastavuje dlouhé a složité vzorce s pevnými hodnotami zadanými přímo do vzorce.</text:p>
      <text:p text:style-name="P20">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8" text:outline-level="2"><text:bookmark-start text:name="__RefHeading__5600_1807884836"/>Nedostatek dokumentace<text:bookmark-end text:name="__RefHeading__5600_1807884836"/></text:h>
      <text:p text:style-name="P20">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8" text:outline-level="2"><text:bookmark-start text:name="__RefHeading__5602_1807884836"/>Vzorce pro kontrolu chyb<text:bookmark-end text:name="__RefHeading__5602_1807884836"/></text:h>
      <text:p text:style-name="P20">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součet v  řádcích a celkový součet ve sloupci, musí souhlasit. Pokud tomu tak není, máme někde chybu.</text:p>
      <text:p text:style-name="P21">Můžeme dokonce nastavit vzorec pro výpočet rozdílu mezi dvěma součty a nahlásit chybu v případě, že je vrácen nenulový výsledek (viz obrázek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Obrázek <text:sequence text:ref-name="refFigure0" text:name="Figure" text:formula="ooow:Figure+1" style:num-format="1">1</text:sequence>: Kontrola chyb vzorců</text:p></draw:text-box></draw:frame></text:p>
      <text:h text:style-name="P45"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2">Vzorce můžeme zadávat dvěma způsoby: buď pomocí Průvodce funkcí nebo zadáním přímo do buňky nebo do vstupního řádku. Vzorec musí začínat symbolem =, takže při přímém psaní musíme začít vzorec jedním z následujících symbolů: =, + nebo -. Program Calc automaticky přidá symbol = pro vzorec, který začíná znakem + nebo -. Jakýkoliv jiný znak na začátku způsobí, že bude vzorec považován za text.</text:p>
      <text:h text:style-name="P48"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0">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0">Zatímco výpočet vlevo používal pouze jednu buňku, ukázka možností je zobrazena vpravo, kde jsou data umístěna do buněk a výpočet je prováděn pomocí odkazů na buňky. V tomto případě byly buňky B3 a B4 nositeli dat, s buňkou B5, kde byl výpočet proveden. Všimneme si, že vzorec byl zobrazen jako =B3+B4. Znaménko plus znamená, že obsah buněk B3 a B4 se sečte a výsledek je v buňce, kde je zapsán vzorec. Všechny vzorce vycházejí z této koncepce. Další způsoby použití vzorců jsou uvedeny v tabulce <text:sequence-ref text:reference-format="value" text:ref-name="refTable0">1</text:sequence-ref>.</text:p>
      <text:p text:style-name="P20">Tyto odkazy na buňky umožňují vzorcům používat data odkudkoli na zpracovávaném listu nebo z jakéhokoli jiného listu v otevřeném dokumentu. Pokud by byla potřebná data v různých listech, odkazovala by se na název listu, například <text:span text:style-name="Code">=SUM($Sheet2.B12+$Sheet3.A11)</text:span>.</text:p>
      <text:list xml:id="list1438933519" text:style-name="Heading_20_Note">
        <text:list-item>
          <text:p text:style-name="P56">Poznámka</text:p>
        </text:list-item>
      </text:list>
      <text:p text:style-name="P17">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0">Jednoduchý výpočet v jedné buňce</text:p>
          </table:table-cell>
          <table:table-cell table:style-name="Table1.B1" office:value-type="string">
            <text:p text:style-name="P10">Výpočet referencí</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Obrázek <text:sequence text:ref-name="refFigure1" text:name="Figure" text:formula="ooow:Figure+1" style:num-format="1">2</text:sequence>: Jednoduchý výpočet</text:p>
      <text:p text:style-name="P13"/>
      <text:p text:style-name="P13">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Zobrazuje obsah buňky A1 zaokrouhlený na jedno desetinné místo.</text:p>
          </table:table-cell>
        </table:table-row>
        <table:table-row table:style-name="Table6.2">
          <table:table-cell table:style-name="Table6.A10" office:value-type="string">
            <text:p text:style-name="P5">=EFFECT(5%;12)</text:p>
          </table:table-cell>
          <table:table-cell table:style-name="Table6.B6" office:value-type="string">
            <text:p text:style-name="P5">Vypočítá efektivní úrok pro 5% roční nominální úrok s 12 platbami ročně.</text:p>
          </table:table-cell>
        </table:table-row>
        <table:table-row table:style-name="Table6.3">
          <table:table-cell table:style-name="Table6.A10" office:value-type="string">
            <text:p text:style-name="P5">=B8-SUM(B10:B14)</text:p>
          </table:table-cell>
          <table:table-cell table:style-name="Table6.B7" office:value-type="string">
            <text:p text:style-name="P5">Vypočítá B8 mínus součet buněk B10 až B14.</text:p>
          </table:table-cell>
        </table:table-row>
        <table:table-row table:style-name="Table6.2">
          <table:table-cell table:style-name="Table6.A10" office:value-type="string">
            <text:p text:style-name="P5">=SUM(B8;SUM(B10:B14))</text:p>
          </table:table-cell>
          <table:table-cell table:style-name="Table6.B8" office:value-type="string">
            <text:p text:style-name="P5">Vypočítá součet buněk B10 až B14 a připočte hodnotu B8.</text:p>
          </table:table-cell>
        </table:table-row>
        <table:table-row table:style-name="Table6.3">
          <table:table-cell table:style-name="Table6.A10" office:value-type="string">
            <text:p text:style-name="P5">=SUM(B1:B1048576)</text:p>
          </table:table-cell>
          <table:table-cell table:style-name="Table6.B9" office:value-type="string">
            <text:p text:style-name="P5">Sečte všechna čísla ve sloupci B.</text:p>
          </table:table-cell>
        </table:table-row>
        <table:table-row table:style-name="Table6.2">
          <table:table-cell table:style-name="Table6.A10" office:value-type="string">
            <text:p text:style-name="P5">=AVERAGE(BloodSugar)</text:p>
          </table:table-cell>
          <table:table-cell table:style-name="Table6.B10" office:value-type="string">
            <text:p text:style-name="P5">Zobrazuje průměr pojmenované oblasti definované pod názvem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Zobrazuje výsledky podmíněné analýzy dat ze dvou zdrojů. Pokud je obsah C31 větší než 140, zobrazí se HIGH, jinak se zobrazí OK.</text:p>
          </table:table-cell>
        </table:table-row>
      </table:table>
      <text:p text:style-name="P23"><text:soft-page-break/>Funkce v tabulce <text:sequence-ref text:reference-format="value" text:ref-name="refTable0">1</text:sequence-ref><text:s/> jsou označeny slovem, například ROUND, následované závorkami, které obvykle uzavírají odkazy nebo čísla.</text:p>
      <text:list xml:id="list111236267856995" text:continue-numbering="true" text:style-name="Heading_20_Note">
        <text:list-item>
          <text:p text:style-name="P56">Poznámka</text:p>
        </text:list-item>
      </text:list>
      <text:p text:style-name="P17">Uživatelé jiného tabulkového softwaru mohou znát vzorce, které začínají +, -, =, (, @, ., $ nebo #. Matematický vzorec by vypadal jako +D2+C2 nebo +2*3. Funkce začínají symbolem @, jako je @SUM(D2..D7), @COS(@DEGTORAD (30)) a @IRR(GUESS, CASHFLOWS). Rozsahy jsou označeny jako A1..D3.</text:p>
      <text:p text:style-name="P20">Je také možné stanovit oblasti pro zahrnutí jejich pojmenováním pomocí <text:span text:style-name="Strong_20_Emphasis">List &gt; Pojmenované rozsahy a výrazy &gt; Definovat</text:span>, například <text:span text:style-name="Emphasis">BloodSugar</text:span> představující rozsah B3:B10. Logické funkce mohou být také prováděny tak, jak jsou reprezentovány příkazem IF, který má za následek podmíněnou odpověď na základě dat v identifikované buňce, například</text:p>
      <text:p text:style-name="Code">=IF(A2&gt;=0;"Pozitivní";"Negativní")</text:p>
      <text:p text:style-name="P20">Hodnota 3 v buňce A2 by vrátila výsledek Pozitivní, hodnota –9 výsledek Negativní.</text:p>
      <text:h text:style-name="P48" text:outline-level="2"><text:bookmark-start text:name="__RefHeading__40475_381637933"/>Typy operátorů<text:bookmark-end text:name="__RefHeading__40475_381637933"/></text:h>
      <text:p text:style-name="P20">V programu Calc můžeme použít následující typy operátorů: aritmetické, srovnávací, textové a referenční.</text:p>
      <text:h text:style-name="P51"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0">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P34">Tabulka <text:sequence text:ref-name="refTable1" text:name="Table" text:formula="ooow:Table+1" style:num-format="1">2</text:sequence>: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á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í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ínus)</text:p>
          </table:table-cell>
          <table:table-cell table:style-name="Table8.A2" office:value-type="string">
            <text:p text:style-name="P5">Negace</text:p>
          </table:table-cell>
          <table:table-cell table:style-name="Table8.A2" office:value-type="string">
            <text:p text:style-name="P5">–5</text:p>
          </table:table-cell>
        </table:table-row>
        <table:table-row table:style-name="Table8.3">
          <table:table-cell table:style-name="Table8.A2" office:value-type="string">
            <text:p text:style-name="P5">* (hvězdička)</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lomítko)</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rocento)</text:p>
          </table:table-cell>
          <table:table-cell table:style-name="Table8.A2" office:value-type="string">
            <text:p text:style-name="P5">Procento</text:p>
          </table:table-cell>
          <table:table-cell table:style-name="Table8.C3" office:value-type="string">
            <text:p text:style-name="P5">15%</text:p>
          </table:table-cell>
        </table:table-row>
        <table:table-row table:style-name="Table8.2">
          <table:table-cell table:style-name="Table8.A2" office:value-type="string">
            <text:p text:style-name="P5">^ (stříška)</text:p>
          </table:table-cell>
          <table:table-cell table:style-name="Table8.A2" office:value-type="string">
            <text:p text:style-name="P5">Umocnění</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0">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0">Přímou odpověď PRAVDA nebo NEPRAVDA lze získat zadáním vzorce jako =B6&gt;B12. Pokud jsou čísla nalezená v odkazovaných buňkách přesně reprezentována, je vrácena odpověď PRAVDA, jinak je vrácena NEPRAVDA.</text:p>
      <text:p text:style-name="P3"><text:soft-page-break/>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á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Rovno</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Větší než</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éně než</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Větší nebo rovn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enší nebo rovn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Nerovnost</text:p>
          </table:table-cell>
          <table:table-cell table:style-name="Table9.A2" office:value-type="string">
            <text:p text:style-name="P5">A1&lt;&gt;B1</text:p>
          </table:table-cell>
        </table:table-row>
      </table:table>
      <text:p text:style-name="P20">Pokud buňka A1 obsahuje číselnou hodnotu 4 a buňka B1 obsahuje číselnou hodnotu 5, výše uvedené příklady by přinesly výsledky NEPRAVDA, NEPRAVDA, PRAVDA, NEPRAVDA, PRAVDA a PRAVDA.</text:p>
      <text:h text:style-name="P51" text:outline-level="3"><text:bookmark-start text:name="__RefHeading__40481_381637933"/><text:alphabetical-index-mark text:string-value="operátory" text:key1="text"/><text:alphabetical-index-mark text:string-value="text" text:key1="operátory"/>Textové operátory<text:bookmark-end text:name="__RefHeading__40481_381637933"/></text:h>
      <text:p text:style-name="P20">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Obrázek <text:sequence text:ref-name="refFigure2" text:name="Figure" text:formula="ooow:Figure+1" style:num-format="1">3</text:sequence>: Zřetězení textu</text:p>
          </table:table-cell>
        </table:table-row>
      </table:table>
      <text:p text:style-name="P20">V tomto příkladu byly konkrétní části textu nalezeny ve třech různých buňkách. Pro spojení těchto segmentů vzorec také obsahuje požadované mezery a interpunkci uzavřenou v uvozovkách, což má za následek vzorec =B2 &amp; " " &amp; C2 &amp; ", " &amp; D2. Výsledkem je zřetězení na datum naformátované v konkrétní posloupnosti.</text:p>
      <text:p text:style-name="P20">Program Calc má funkci CONCATENATE, která provádí stejnou operaci.</text:p>
      <text:h text:style-name="P51"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0">Jednotlivá buňka je identifikována identifikátorem sloupce (písmenem) umístěným podél horní části sloupců a identifikátorem řádku (číslem) na levé straně tabulky. V tabulkách čtených zleva doprava je odkaz na levou horní buňku A1.</text:p>
      <text:p text:style-name="P20">Odkaz ve své nejjednodušší formě tedy odkazuje na jednu buňku, ale odkazy mohou také odkazovat na obdélníkovou nebo 3D oblast nebo odkaz v seznamu odkazů. K vytvoření takových odkazů potřebujete referenční operátory.</text:p>
      <text:h text:style-name="P53" text:outline-level="4"><text:bookmark-start text:name="__RefHeading___Toc365997_936369171"/><text:alphabetical-index-mark text:string-value="oblast" text:key1="referenční operátory"/>Operátor referenčního rozsahu<text:bookmark-end text:name="__RefHeading___Toc365997_936369171"/></text:h>
      <text:p text:style-name="P20">Operátor oblasti je zapsán jako dvojtečka. Výraz používající operátor rozsahu má následující syntaxi:</text:p>
      <text:p text:style-name="Code"><text:span text:style-name="Code">referenční horní levý: referenční dolní pravý</text:span></text:p>
      <text:p text:style-name="P20"><text:soft-page-break/>Operátor oblasti sestavuje odkaz na nejmenší oblast zahrnující jak buňky odkazované na levý odkaz, tak buňky odkazované na pravý odkaz.</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Obrázek <text:sequence text:ref-name="refFigure3" text:name="Figure" text:formula="ooow:Figure+1" style:num-format="1">4</text:sequence>: Referenční operátor pro oblast</text:p></draw:text-box></draw:frame></text:p>
      <text:p text:style-name="P20">V levém horním rohu obrázku <text:sequence-ref text:reference-format="value" text:ref-name="refFigure3">4</text:sequence-ref><text:s/> je zobrazen odkaz A1:D12, který odpovídá buňkám zahrnutým v operaci přetažení myší pro zvýraznění oblasti.</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Odkaz na obdélníkovou oblast se 6 buňkami, širokou 2 sloupce × 3 řádky na výšku. Pokud klepneme  ve vstupním řádku na referenci ve vzorci, ohraničení označuje obdélník.</text:p>
          </table:table-cell>
        </table:table-row>
        <table:table-row table:style-name="Table14.1">
          <table:table-cell table:style-name="Table14.A1" office:value-type="string">
            <text:p text:style-name="P20">(A2:B4):C9</text:p>
          </table:table-cell>
          <table:table-cell table:style-name="Table14.A1" office:value-type="string">
            <text:p text:style-name="P20">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14.1">
          <table:table-cell table:style-name="Table14.A1" office:value-type="string">
            <text:p text:style-name="P20">B:B</text:p>
          </table:table-cell>
          <table:table-cell table:style-name="Table14.A1" office:value-type="string">
            <text:p text:style-name="P20">Odkaz na všechny buňky sloupce B.</text:p>
          </table:table-cell>
        </table:table-row>
        <table:table-row table:style-name="Table14.1">
          <table:table-cell table:style-name="Table14.A1" office:value-type="string">
            <text:p text:style-name="P20">A:D</text:p>
          </table:table-cell>
          <table:table-cell table:style-name="Table14.A1" office:value-type="string">
            <text:p text:style-name="P20">Odkaz na všechny buňky sloupců A až D.</text:p>
          </table:table-cell>
        </table:table-row>
        <table:table-row table:style-name="Table14.1">
          <table:table-cell table:style-name="Table14.A6" office:value-type="string">
            <text:p text:style-name="P20">20:20</text:p>
          </table:table-cell>
          <table:table-cell table:style-name="Table14.A1" office:value-type="string">
            <text:p text:style-name="P20">Odkaz na všechny buňky v řádku 20.</text:p>
          </table:table-cell>
        </table:table-row>
        <table:table-row table:style-name="Table14.1">
          <table:table-cell table:style-name="Table14.A6" office:value-type="string">
            <text:p text:style-name="P20">1:20</text:p>
          </table:table-cell>
          <table:table-cell table:style-name="Table14.A1" office:value-type="string">
            <text:p text:style-name="P20">Odkaz na všechny buňky z řádků 1 až 20.</text:p>
          </table:table-cell>
        </table:table-row>
      </table:table>
      <text:p text:style-name="P20">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3"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0">Operátor zřetězení je psán jako vlnovka. Výraz používající operátor zřetězení má následující syntaxi:</text:p>
      <text:p text:style-name="Code"><text:span text:style-name="Code">levá reference ~ pravá reference</text:span></text:p>
      <text:p text:style-name="P20">Výsledkem takového výrazu je seznam referencí, který je uspořádaným seznamem odkazů. Některé funkce mohou vzít referenční seznam jako argument, například SUM, MAX nebo INDEX.</text:p>
      <text:p text:style-name="P20">Referenční zřetězení se někdy nazývá 'union'. Nejedná se však o spojení těchto dvou sad 'levá reference' a 'pravá reference', jak je obvykle chápáno v teorii množin. COUNT(A1:C3~B2:D2) vrátí 12 (= 9+3), ale má pouze 10 buněk, pokud je považováno za spojení dvou sad buněk.</text:p>
      <text:p text:style-name="P20"><text:soft-page-break/>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0">Referenční zřetězení platí také pro celé řádky a celé sloupce. Například <text:span text:style-name="Code">SUM(A:B~D:D)</text:span> je součet všech buněk ve sloupcích A a B a sloupci D.</text:p>
      <text:h text:style-name="P53" text:outline-level="4"><text:bookmark-start text:name="__RefHeading___Toc366001_936369171"/><text:alphabetical-index-mark text:string-value="průnik" text:key1="referenční operátory"/>Operátor referenčního průniku<text:bookmark-end text:name="__RefHeading___Toc366001_936369171"/></text:h>
      <text:p text:style-name="P20">Operátor průniku je psán jako vykřičník. Výraz používající operátor průniku má následující syntaxi:</text:p>
      <text:p text:style-name="Code"><text:span text:style-name="Code">reference vlevo ! reference vpravo</text:span></text:p>
      <text:p text:style-name="P20">Pokud reference odkazují na jednotlivé oblasti, výsledkem je odkaz na jedinou oblast obsahující všechny buňky, které jsou jak v levé referenci, tak v pravé referenci.</text:p>
      <text:p text:style-name="P20">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0"><text:span text:style-name="Strong_20_Emphasis">Příklady</text:span></text:p>
      <text:p text:style-name="Code">A2:B4 ! B3:D6</text:p>
      <text:p text:style-name="P20">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Obrázek <text:sequence text:ref-name="refFigure4" text:name="Figure" text:formula="ooow:Figure+1" style:num-format="1">5</text:sequence> : Jednoduchý příklad operátoru referenčního průniku</text:p></draw:text-box></draw:frame></text:p>
      <text:p text:style-name="Code">(A2:B4~B1:C2) ! (B2:C6~C1:D3)</text:p>
      <text:p text:style-name="P20">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A:B ! 10:10</text:p>
      <text:p text:style-name="P20">Vypočítá průnik sloupců A a B s řádkem 10, čímž vybere A10 a B10.</text:p>
      <text:p text:style-name="P20">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0">bude odkazovat na buňku obsahující teplotu v únoru.</text:p>
      <text:p text:style-name="P20">Operátor průniku (!) má vyšší prioritu než operátor zřetězení (~), ale nespoléhejme se na to.</text:p>
      <text:list xml:id="list1934891991" text:style-name="Heading_20_Tip">
        <text:list-item>
          <text:p text:style-name="P57"><text:soft-page-break/>Tip</text:p>
        </text:list-item>
      </text:list>
      <text:p text:style-name="P17">Vždy zadejme do závorek část, která se má vypočítat jako první.</text:p>
      <text:h text:style-name="P48" text:outline-level="2"><text:bookmark-start text:name="__RefHeading__8404_1214587958"/><text:alphabetical-index-mark text:string-value="odkazy, absolutní a relativní"/>Relativní a absolutní odkazy<text:bookmark-end text:name="__RefHeading__8404_1214587958"/></text:h>
      <text:p text:style-name="P20">Odkazy jsou způsob, jakým odkazujeme na umístění konkrétní buňky v Calc a mohou být buď relativní (k aktuální buňce) nebo absolutní (pevná oblast).</text:p>
      <text:h text:style-name="P51" text:outline-level="3"><text:bookmark-start text:name="__RefHeading__8406_1214587958"/><text:alphabetical-index-mark text:string-value="relativní odkazování"/>Relativní odkazování<text:bookmark-end text:name="__RefHeading__8406_1214587958"/></text:h>
      <text:p text:style-name="P19">Příklad relativní reference bude znázorňovat rozdíl mezi relativním odkazem a absolutním odkazem pomocí tabulky z obrázku <text:sequence-ref text:reference-format="value" text:ref-name="refFigure5">6</text:sequence-ref>.</text:p>
      <text:list xml:id="list610953171" text:style-name="Numbering_20_1">
        <text:list-item text:start-value="1">
          <text:p text:style-name="P61">Zadáme čísla 4 a 11 do buněk C3 a C4 příslušného tabulkového procesoru.</text:p>
        </text:list-item>
        <text:list-item>
          <text:p text:style-name="P61">Zkopírujeme vzorec v buňce B5 (=B3+B4) do buňky C5. To lze provést pomocí jednoduché kopie a vložení nebo klepnutím a přetažením B5 na C5, jak je ukázáno níže. Vzorec v B5 vypočítá součet hodnot ve dvou buňkách B3 a B4.</text:p>
        </text:list-item>
        <text:list-item>
          <text:p text:style-name="P61">Klepneme do buňky C5. Lišta vzorců ukazuje =C3+C4 místo =B3+B4 a hodnota v C5 je 15, součet 4 a 11, což jsou hodnoty v C3 a C4.</text:p>
        </text:list-item>
      </text:list>
      <text:p text:style-name="P20">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Obrázek <text:sequence text:ref-name="refFigure5" text:name="Figure" text:formula="ooow:Figure+1" style:num-format="1">6</text:sequence>: Relativní odkazy</text:p></draw:text-box></draw:frame></text:p>
      <text:p text:style-name="P20">Relativní adresu můžete považovat za dvojici odchylek k aktuální buňce. Buňka B1 je 1 sloupec nalevo od buňky C5 a 4 řádky výše. Adresa může být zapsána jako R[-1]C[-4]. Ve skutečnosti starší tabulkové procesory umožňovaly použití této metody zápisu ve vzorcích.</text:p>
      <text:p text:style-name="P20">Kdykoli zkopírujeme tento vzorec z buňky B5 do jiné buňky, výsledkem bude vždy součet dvou čísel ze dvou buněk, které jsou jeden a dva řádky nad buňkou obsahující vzorec.</text:p>
      <text:p text:style-name="P20">Relativní adresování je výchozí metoda odkazování na adresy v programu Calc.</text:p>
      <text:h text:style-name="P51" text:outline-level="3"><text:bookmark-start text:name="__RefHeading__8408_1214587958"/><text:soft-page-break/><text:alphabetical-index-mark text:string-value="absolutní odkazování"/>Absolutní odkazování<text:bookmark-end text:name="__RefHeading__8408_1214587958"/></text:h>
      <text:p text:style-name="P19">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11237026920072" text:continue-list="list610953171" text:style-name="Numbering_20_1">
        <text:list-item text:start-value="1">
          <text:p text:style-name="P62">Zadáme směnný kurz EUR:USD (0,75) do buňky D1. Zadáme částky (v USD) do buněk D2, D3 a D4, například 10, 20 a 30.</text:p>
        </text:list-item>
        <text:list-item>
          <text:p text:style-name="P62">Do buňky E2 zadáme vzorec =D2*D1. Výsledek je 7,5, zobrazen správně.</text:p>
        </text:list-item>
        <text:list-item>
          <text:p text:style-name="P62">Zkopírujeme vzorec v buňce E2 do buňky E3. Výsledek je 200, zcela špatně! Program Calc zkopíroval vzorec pomocí relativního adresování: vzorec v E3 je =D3*D2 a ne to, co chceme, což je =D3*D1.</text:p>
        </text:list-item>
        <text:list-item>
          <text:p text:style-name="P62">V buňce E2 upravíme vzorec na =D2*$D$1. Zkopírujeme jej do buněk E3 a E4. Výsledky jsou nyní správně 15 a 22,5.</text:p>
        </text:list-item>
      </text:list>
      <text:p text:style-name="P20">Znaky $ před D a 1 převádějí odkaz na buňku D1 z relativního na absolutní nebo pevný. Pokud je vzorec zkopírován do jiné buňky, druhá část bude vždy zobrazovat $D$1. Interpretace tohoto vzorce je „vezměte hodnotu v buňce jeden sloupec doleva ve stejném řádku a vynásobte ji hodnotou v buňce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Zadáme vzorec pro převod do E2, opravíme výsledek a poté jej zkopírujte d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Výsledek E3 je zjevně špatný; změníme vzorec v E2 na absolutní odkaz.</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Použijeme správný vzorec z E2 na E3 a dostaneme správný výsledek.</text:p>
          </table:table-cell>
          <table:covered-table-cell/>
        </table:table-row>
        <table:table-row>
          <table:table-cell table:style-name="Table7.B3" table:number-columns-spanned="2" office:value-type="string">
            <text:p text:style-name="P16">Obrázek <text:sequence text:ref-name="refFigure6" text:name="Figure" text:formula="ooow:Figure+1" style:num-format="1">7</text:sequence>: Absolutní odkazy</text:p>
          </table:table-cell>
          <table:covered-table-cell/>
        </table:table-row>
      </table:table>
      <text:p text:style-name="P20">Odkazy na buňky lze zobrazit čtyřmi způsoby.</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Odkaz</text:p>
            </table:table-cell>
            <table:table-cell table:style-name="Table15.A1" office:value-type="string">
              <text:p text:style-name="P10">Vysvětlení</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ní, od buňky E3 je to buňka o jeden sloupec vlevo a dva řádky nad ní</text:p>
          </table:table-cell>
        </table:table-row>
        <table:table-row table:style-name="Table15.3">
          <table:table-cell table:style-name="Table15.A2" office:value-type="string">
            <text:p text:style-name="P5">$D$1</text:p>
          </table:table-cell>
          <table:table-cell table:style-name="Table15.A2" office:value-type="string">
            <text:p text:style-name="P5">Absolutní, z buňky E3 je to buňka D1</text:p>
          </table:table-cell>
        </table:table-row>
        <table:table-row table:style-name="Table15.2">
          <table:table-cell table:style-name="Table15.A2" office:value-type="string">
            <text:p text:style-name="P5">$D1</text:p>
          </table:table-cell>
          <table:table-cell table:style-name="Table15.A2" office:value-type="string">
            <text:p text:style-name="P5">Částečně absolutní, z buňky E3 je to buňka ve sloupci D a o dva řádky výše</text:p>
          </table:table-cell>
        </table:table-row>
        <table:table-row table:style-name="Table15.3">
          <table:table-cell table:style-name="Table15.A2" office:value-type="string">
            <text:p text:style-name="P5">D$1</text:p>
          </table:table-cell>
          <table:table-cell table:style-name="Table15.A2" office:value-type="string">
            <text:p text:style-name="P5">Částečně absolutní, z buňky E3 je to buňka o jeden sloupec vlevo a v řádku 1</text:p>
          </table:table-cell>
        </table:table-row>
      </table:table>
      <text:list xml:id="list111236864444864" text:continue-list="list1934891991" text:style-name="Heading_20_Tip">
        <text:list-item>
          <text:p text:style-name="P57">Tip</text:p>
        </text:list-item>
      </text:list>
      <text:p text:style-name="P17">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0">Znalost použití relativních a absolutních odkazů je nezbytná, pokud chceme kopírovat a vkládat vzorce a propojovat tabulky.</text:p>
      <text:h text:style-name="P51" text:outline-level="3"><text:bookmark-start text:name="__RefHeading___Toc124524_3024144196"/><text:alphabetical-index-mark text:string-value="s funkcemi" text:key1="pojmenované oblasti"/>Pojmenované oblasti<text:bookmark-end text:name="__RefHeading___Toc124524_3024144196"/></text:h>
      <text:p text:style-name="P20">Buňkám a oblastem buněk může být přiřazen název. Pojmenování buněk a rozsahů zlepšuje čitelnost vzorců a údržbu dokumentů. Jednoduchým příkladem by bylo pojmenování řady buněk B1:B10 jako „Hmotnost“ a součet všech hmotností. Vzorec je =SUM(B1:B10).</text:p>
      <text:p text:style-name="P20">Když je oblast B1:B10 pojmenována jako <text:span text:style-name="Emphasis">Hmotnost</text:span>, můžeme vzorec převést na =SUM(Hmotnost). Výhoda je jasná z hlediska čitelnosti vzorců.</text:p>
      <text:p text:style-name="P20">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0">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Obrázek <text:sequence text:ref-name="refFigure7" text:name="Figure" text:formula="ooow:Figure+1" style:num-format="1">8</text:sequence>: Dialogové okno Definovat název</text:p></draw:text-box></draw:frame></text:p>
      <text:p text:style-name="P20">Pojmenovanou oblast můžeme také definovat přímo v listu výběrem oblasti a zadáním jejího názvu do Pole názvu na levé straně lišty vzorců (obrázek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Obrázek <text:sequence text:ref-name="refFigure8" text:name="Figure" text:formula="ooow:Figure+1" style:num-format="1">9</text:sequence>: Vložení názvu do pole názvu pro definování pojmenované oblasti</text:p></draw:text-box></draw:frame></text:p>
      <text:p text:style-name="P20">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K tomuto dialogu se dostanete výběrem <text:span text:style-name="Strong_20_Emphasis">List &gt; Pojmenované oblasti a výrazy &gt; Spravovat</text:span> z hlavní nabídky nebo stisknutím <text:span text:style-name="Keystroke">Ctrl + F3</text:span>.</text:p>
      <text:p text:style-name="Text_20_body"><text:alphabetical-index-mark text:string-value="pojmenované výrazy"/><text:span text:style-name="Strong_20_Emphasis">Pojmenované výrazy</text:span></text:p>
      <text:p text:style-name="P20">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0">Předpokládejme například, že v buňkách C1 až C10 musíme spočítat obvod sady kruhů a jejich poloměr je uveden v B1 až B10. Definujeme pojmenovaný výraz OBVODKRUHU, s výrazem =2*PI()*B1 a klepneme na <text:span text:style-name="Strong_20_Emphasis">Přidat</text:span>, čímž zavřeme dialog. Do buňky C1 zadáme =OBVODKRUHU a stiskneme <text:span text:style-name="Keystroke">Enter</text:span>. Vzorec je aplikován na buňku C1. Zkopírujeme buňku C1 a vložíme ji do zbývajících buněk od C2 do C10 a máme obvody všech kruhů. Všechny buňky v rozsahu C1:C10 mají výraz =OBVODKRUHU.</text:p>
      <text:p text:style-name="P20">Všimněme si, že pojmenovaný výraz používá stejná pravidla pro adresování buněk, tj. absolutní a relativní odkazy.</text:p>
      <text:h text:style-name="P48"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2">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36">Tabulka <text:sequence text:ref-name="refTable3" text:name="Table" text:formula="ooow:Table+1" style:num-format="1">4</text:sequence>: Pořadí výpočtu</text:p>
      <table:table table:name="Table12" table:style-name="Table12">
        <table:table-column table:style-name="Table12.A"/>
        <table:table-column table:style-name="Table12.B"/>
        <table:table-header-rows>
          <table:table-row table:style-name="Table12.1">
            <table:table-cell table:style-name="Table12.A1" office:value-type="string">
              <text:p text:style-name="P10">Výpočet zleva doprava</text:p>
            </table:table-cell>
            <table:table-cell table:style-name="Table12.A1" office:value-type="string">
              <text:p text:style-name="P10">Pořadí výpočtu</text:p>
            </table:table-cell>
          </table:table-row>
        </table:table-header-rows>
        <table:table-row table:style-name="Table12.2">
          <table:table-cell table:style-name="Table12.A2" office:value-type="string">
            <text:p text:style-name="P5">1+3*2+3 = 11</text:p>
            <text:p text:style-name="P5">1+3 = 4, poté 4 × 2 = 8, poté 8+3 = 11</text:p>
          </table:table-cell>
          <table:table-cell table:style-name="Table12.A2" office:value-type="string">
            <text:p text:style-name="P5">=1+3*2+3 výsledek 10</text:p>
            <text:p text:style-name="P5">3*2 = 6, poté 1+6+3 = 10</text:p>
          </table:table-cell>
        </table:table-row>
        <table:table-row table:style-name="Table12.3">
          <table:table-cell table:style-name="Table12.A2" office:value-type="string">
            <text:p text:style-name="P5">Dalším možným záměrem by mohlo být:</text:p>
            <text:p text:style-name="P5">1+3*2+3 = 20</text:p>
            <text:p text:style-name="P8">1+3 = 4, poté 2+3 = 5, poté 4 × 5 = 20</text:p>
          </table:table-cell>
          <table:table-cell table:style-name="Table12.A2" office:value-type="string">
            <text:p text:style-name="P8">Program řeší násobení 3 × 2 před zpracováním dalších čísel.</text:p>
          </table:table-cell>
        </table:table-row>
      </table:table>
      <text:p text:style-name="P20">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11235894738307" text:continue-list="list111236267856995" text:style-name="Heading_20_Note">
        <text:list-item>
          <text:p text:style-name="P56">Poznámka</text:p>
        </text:list-item>
      </text:list>
      <text:p text:style-name="P17">pro seskupení operací v pořadí, které zamýšlíme použijeme závorky. Například <text:span text:style-name="Code">=B4+G12*C4/M12</text:span> se může stát <text:span text:style-name="Code">=((B4+G12)*C4)/M12</text:span>.</text:p>
      <text:h text:style-name="P48"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0">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V každém dokumentu může být několik listů a mohou být očíslovány zleva: List1, List2 atd. Pokud přetáhneme listy <text:soft-page-break/> na jiné umístění mezi kartami funkce vrací číslo odkazující na aktuální polohu tohoto listu. V nové instanci programu Calc je výchozí nastavení jeden list v sešitě.</text:p>
      <text:p text:style-name="P20">Pokud je například vzorec =SHEET() vložen do A1 na List1, vrátí hodnotu 1. Pokud přetáhneme List1 na umístění mezi listy 2 a 3, hodnota se změní na 2. Nyní je to druhý list v pořadí.</text:p>
      <text:p text:style-name="P20">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List obsahující údaje pro Pobočku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List obsahující údaje pro Pobočku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List obsahující údaje pro Pobočku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List obsahující kombinovaná data pro všechny pobočky.</text:p>
          </table:table-cell>
        </table:table-row>
        <table:table-row table:style-name="Table16.1">
          <table:table-cell table:style-name="Table16.A1" table:number-columns-spanned="2" office:value-type="string">
            <text:p text:style-name="P13">Obrázek <text:sequence text:ref-name="refFigure10" text:name="Figure" text:formula="ooow:Figure+1" style:num-format="1">11</text:sequence>: Kombinace dat z několika listů do jednoho listu</text:p>
          </table:table-cell>
          <table:covered-table-cell/>
        </table:table-row>
      </table:table>
      <text:p text:style-name="P19">Listy byly vytvořeny se stejnými strukturami. Nejjednodušší způsob, jak toho dosáhnout, je otevřít novou tabulku, nastavit první list pobočky, zadat data, naformátovat buňky a připravit vzorce pro různé součty řádků a sloupců.</text:p>
      <text:list xml:id="list111237288542192" text:continue-list="list111237026920072" text:style-name="Numbering_20_1">
        <text:list-item text:start-value="1">
          <text:p text:style-name="P62">Na kartě listu klepneme pravým tlačítkem a vybereme <text:span text:style-name="Strong_20_Emphasis">Přejmenovat list</text:span>. Zadáme <text:span text:style-name="Keystroke">Filiálka 1</text:span>. Klepneme pravým tlačítkem myši znovu na list a vybereme <text:span text:style-name="Strong_20_Emphasis">Přesunout nebo kopírovat list</text:span>.</text:p>
        </text:list-item>
        <text:list-item>
          <text:p text:style-name="P62">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Keystroke">Filiálka 2</text:span>. Klepneme na <text:span text:style-name="Strong_20_Emphasis">OK</text:span>. stejným způsobem vytvoříme listy Filiálka 3 a Souhrn.</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Obrázek <text:sequence text:ref-name="refFigure11" text:name="Figure" text:formula="ooow:Figure+1" style:num-format="1">12</text:sequence>: Kopírování listu</text:p></draw:text-box></draw:frame></text:p>
      <text:list xml:id="list111235972702895" text:continue-numbering="true" text:style-name="Numbering_20_1">
        <text:list-item>
          <text:p text:style-name="P62">Do příslušných listů zadáme údaje pro filiálku 2 a filiálku 3. Každý samostatný list uvádí výsledky pro jednotlivé pobočky.</text:p>
        </text:list-item>
        <text:list-item>
          <text:p text:style-name="P62">V listu Souhrn klepneme na buňku K7. Zadáme =, klepneme na list Filiálka 1, klepneme na buňku K7, zmáčkneme +, opakujeme to pro listy Filiálka 2 a Filiálka 3 a poté stiskneme <text:span text:style-name="Keystroke">Enter</text:span>. Nyní máme vzorec v buňce K7, který obsahuje příjmy z prodeje zeleně pro tři filiálky.</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Obrázek <text:sequence text:ref-name="refFigure12" text:name="Figure" text:formula="ooow:Figure+1" style:num-format="1">13</text:sequence>: List Souhrn zobrazující odkazy mezi listy jednotlivých filiálek</text:p></draw:text-box></draw:frame></text:p>
      <text:list xml:id="list111236374467638" text:continue-numbering="true" text:style-name="Numbering_20_1">
        <text:list-item>
          <text:p text:style-name="P62">Zkopírujeme vzorec, zvýrazníme oblast K7:N17, klepneme na <text:span text:style-name="Strong_20_Emphasis">Úpravy &gt; Vložit jinak &gt; Vložit jinak</text:span> , zrušíme v dialogovém okně zaškrtnutí voleb <text:span text:style-name="Strong_20_Emphasis">Vložit vše</text:span> a <text:span text:style-name="Strong_20_Emphasis">Formáty</text:span> v sekci <text:span text:style-name="Emphasis">Výběr</text:span>, zaškrtneme všechny ostatní možnosti v této oblasti a klepneme na <text:span text:style-name="Strong_20_Emphasis">OK</text:span>. Zobrazí se následující zpráva:</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Obrázek <text:sequence text:ref-name="refFigure13" text:name="Figure" text:formula="ooow:Figure+1" style:num-format="1">14</text:sequence>: Propojení listů: vložení vzorce do oblasti buněk</text:p></draw:text-box></draw:frame></text:p>
      <text:list xml:id="list111236052852821" text:continue-numbering="true" text:style-name="Numbering_20_1">
        <text:list-item>
          <text:p text:style-name="P62">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Obrázek <text:sequence text:ref-name="refFigure14" text:name="Figure" text:formula="ooow:Figure+1" style:num-format="1">15</text:sequence>: Propojení listů: Kopírovat/Vložit jinak z K7:N17</text:p></draw:text-box></draw:frame></text:p>
      <text:list xml:id="list111235885076093" text:continue-list="list111235894738307" text:style-name="Heading_20_Note">
        <text:list-item>
          <text:p text:style-name="P56">Poznámka</text:p>
        </text:list-item>
      </text:list>
      <text:p text:style-name="P17">Při výchozím nastavení LibreOffice jsou vloženy všechny atributy původních buněk: formáty, poznámky, objekty, textové řetězce a čísla.</text:p>
      <text:p text:style-name="P20"><text:soft-page-break/>K provedení propojení lze také použít Průvodce funkcí. Použití tohoto průvodce je podrobně popsáno v části „<text:bookmark-ref text:reference-format="text" text:ref-name="__RefHeading__8412_1214587958">Používání Průvodce funkcí</text:bookmark-ref>“ na stránce <text:bookmark-ref text:reference-format="page" text:ref-name="__RefHeading__8412_1214587958">22</text:bookmark-ref>.</text:p>
      <text:h text:style-name="P45" text:outline-level="1"><text:bookmark-start text:name="__RefHeading__40497_381637933"/><text:alphabetical-index-mark text:string-value="přehled" text:key1="funkce"/>Rozumíme funkcím<text:bookmark-end text:name="__RefHeading__40497_381637933"/></text:h>
      <text:p text:style-name="P20">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0">Název funkce je obvykle zkrácený popis toho, co funkce dělá. Například funkce FV dává budoucí hodnotu investice (angl. future value), zatímco BIN2HEX převádí binární číslo na hexadecimální číslo. Tradičně se funkce zadávají pouze velkými písmeny, ale program Calc je bude číst správně, pokud jsou také malými nebo smíšenými písmeny.</text:p>
      <text:p text:style-name="P20">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ento operátor sčítá dvě čísla dohromady. SUM() na druhé straně sčítá skupiny sousedících oblastí čísel.</text:p>
          </table:table-cell>
        </table:table-row>
        <table:table-row>
          <table:table-cell office:value-type="string">
            <text:p text:style-name="P20">*</text:p>
          </table:table-cell>
          <table:table-cell office:value-type="string">
            <text:p text:style-name="P20">Tento operátor vynásobí dvě čísla dohromady. PRODUCT() dělá totéž pro násobení, jako SUM() pro sčítání.</text:p>
          </table:table-cell>
        </table:table-row>
      </table:table>
      <text:p text:style-name="P20">Každá funkce má řadu argumentů použitých ve výpočtech. Tyto argumenty mohou nebo nemusí mít svůj vlastní název. Vaším úkolem je zadat argumenty potřebné ke spuštění funkce. V některých případech mají argumenty předdefinované volby a možná je budeme muset najít v popiscích Průvodce funkcí, na kartě funkcí nebo v nápovědě.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48"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30">Pro zlepšení interoperability je Calc schopen otevírat sešity vytvořené mnoha různými aplikacemi a ukládat sešity v mnoha různých formátech.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8">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oto srovnání ukazuje, že program Calc v současné době poskytuje 506 diskrétních funkcí, přičemž pouze 27 z nich je jedinečných pro Calc a zbytek má protějšky v aplikaci Microsoft Excel. Je <text:soft-page-break/> zřejmé, že mezi funkcemi sady Calc a Excel existuje vysoká úroveň shodnosti a mnoho funkcí lze použít v obou aplikacích beze změn, čímž se zvyšuje interoperabilita.</text:p>
      <text:p text:style-name="P30">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48" text:outline-level="2"><text:bookmark-start text:name="__RefHeading__40499_381637933"/><text:alphabetical-index-mark text:string-value="struktura" text:key1="funkce"/>Pochopení struktury funkcí<text:bookmark-end text:name="__RefHeading__40499_381637933"/></text:h>
      <text:p text:style-name="P20">Všechny funkce mají podobnou strukturu. Pokud použijeme správný nástroj pro zadání funkce, nemusíme se učit tyto struktury, ale stále je vhodné znát řešení problémů.</text:p>
      <text:p text:style-name="P20">Typickým příkladem je struktura funkce k nalezení buněk, které odpovídají zadaným kritériím vyhledávání:</text:p>
      <text:p text:style-name="Code">= DCOUNT(Database; Database field; Search criteria)</text:p>
      <text:p text:style-name="P20">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0">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0">V závislosti na povaze funkce lze argumenty zadávat takto:</text:p>
      <table:table table:name="Table18" table:style-name="Table18">
        <table:table-column table:style-name="Table18.A"/>
        <table:table-column table:style-name="Table18.B"/>
        <table:table-row>
          <table:table-cell table:style-name="Table18.A1" office:value-type="string">
            <text:p text:style-name="Text_20_body">"textová data"</text:p>
          </table:table-cell>
          <table:table-cell table:style-name="Table18.A1" office:value-type="string">
            <text:p text:style-name="Text_20_body">Uvozovky označují, že se zadává text nebo řetězcová data.</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číslo.</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text.</text:p>
          </table:table-cell>
        </table:table-row>
        <table:table-row>
          <table:table-cell table:style-name="Table18.A1" office:value-type="string">
            <text:p text:style-name="Text_20_body">A1</text:p>
          </table:table-cell>
          <table:table-cell table:style-name="Table18.A1" office:value-type="string">
            <text:p text:style-name="Text_20_body">Adresa čehokoliv, co je zadáno v buňce A1.</text:p>
          </table:table-cell>
        </table:table-row>
        <table:table-row>
          <table:table-cell table:style-name="Table18.A1" office:value-type="string">
            <text:p text:style-name="Text_20_body">B2:D9</text:p>
          </table:table-cell>
          <table:table-cell table:style-name="Table18.A1" office:value-type="string">
            <text:p text:style-name="Text_20_body">Zadána oblast buněk.</text:p>
          </table:table-cell>
        </table:table-row>
      </table:table>
      <text:h text:style-name="P48" text:outline-level="2"><text:bookmark-start text:name="__RefHeading__40501_381637933"/><text:alphabetical-index-mark text:string-value="vnořené" text:key1="funkce"/>Vnořené funkce<text:bookmark-end text:name="__RefHeading__40501_381637933"/></text:h>
      <text:p text:style-name="P20">Funkce lze také použít jako argumenty v rámci jiných funkcí. Tyto funkce se nazývají vnořené funkce.</text:p>
      <text:p text:style-name="Code">=SUM(2;PRODUCT(5;7))</text:p>
      <text:p text:style-name="P20">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IF(AVERAGE(A1:A3) &gt;85; "Gratulujeme! Jste připraveni postoupit k dalšímu modulu ";" Neúspěšně. Zkontrolujte prosím materiál znovu. V případě potřeby kontaktujte svého instruktora. “)</text:p>
      <text:p text:style-name="P20">V závislosti na průměru obdrží student zprávu s blahopřáním nebo vyjádřením neúspěchu.</text:p>
      <text:p text:style-name="P20">Všimněme si, že vnořený vzorec pro průměr nevyžaduje své vlastní znaménko rovnosti. Jeden na začátku rovnice je dostačující pro oba vzorce.</text:p>
      <text:p text:style-name="P20"><text:soft-page-break/>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11236337623227" text:continue-numbering="true" text:style-name="Heading_20_Note">
        <text:list-item>
          <text:p text:style-name="P56">Poznámka</text:p>
        </text:list-item>
      </text:list>
      <text:p text:style-name="P17">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Použití postranní lišty Seznam funkcí<text:bookmark-end text:name="__RefHeading___Toc144835_3024144196"/></text:h>
      <text:p text:style-name="P25">Spolehlivější metodou je použití karty Seznam funkcí na postranním panelu (obrázek <text:sequence-ref text:reference-format="value" text:ref-name="refFigure15">16</text:sequence-ref>), přístupné výběrem <text:span text:style-name="Strong_20_Emphasis">Zobrazit &gt; Seznam funkcí</text:span>.</text:p>
      <text:p text:style-name="P20">Karta Seznam funkcí obsahuje stručný popis každé funkce a jejích argumentů.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0">Použití karty Seznam funkcí je téměř stejně rychlé jako ruční zadání a její výhodou je, že si nemusíme pamatovat vzorec, který chcete použít. Teoreticky by to mělo být také méně náchylné k chybám. V praxi však může být pro některé uživatele obtížné nahrazovat zástupné symboly hodnotami. Další funkcí je schopnost zobrazit poslední použité vzorce.</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Obrázek <text:sequence text:ref-name="refFigure15" text:name="Figure" text:formula="ooow:Figure+1" style:num-format="1">16</text:sequence>: Seznam funkcí v postranním panelu</text:p></draw:text-box></draw:frame></text:p>
      <text:h text:style-name="P48" text:outline-level="2"><text:bookmark-start text:name="__RefHeading__8412_1214587958"/>Používání <text:alphabetical-index-mark text:string-value="Dialog Průvodce funkcí"/>Průvodce funkcí<text:bookmark-end text:name="__RefHeading__8412_1214587958"/></text:h>
      <text:p text:style-name="P20">Nejběžněji používanou metodou vstupu je Průvodce funkcemi (obrázek <text:sequence-ref text:reference-format="value" text:ref-name="refFigure16">17</text:sequence-ref>). Chceme-li jej otevřít, zvolíme <text:span text:style-name="Strong_20_Emphasis">Vložit &gt; Funkce</text:span> nebo klepneme na ikonu Průvodce funkcemi <draw:frame draw:style-name="fr15" draw:name="Image10" text:anchor-type="as-char" svg:width="0.635cm" svg:height="0.503cm" draw:z-index="61"><draw:image xlink:href="Pictures/1000020100000018000000131A9E7D8D851AF3F4.png" xlink:type="simple" xlink:show="embed" xlink:actuate="onLoad" loext:mime-type="image/png"/></draw:frame><text:s/> na liště funkcí, nebo stiskneme <text:span text:style-name="Keystroke">Ctrl + F2</text:span>. Průvodce funkcemi poskytuje stejné funkce nápovědy jako karta Seznam funkcí, ale přidává pole, ve kterých můžeme vidět výsledek dokončené funkce, jakož i výsledek jakéhokoli většího vzorce, jehož je součástí.</text:p>
      <text:p text:style-name="P20"><text:soft-page-break/>Pro zkrácení seznamu vybereme kategorii funkcí, potom projdeme dolů názvy funkcí a vybereme požadovanou funkci dvojitým klepnutím. Když vybereme funkci, její popis se objeví na pravé straně dialogu. Případně můžeme do vyhledávacího pole zadat název funkce a vyhledávání se zužuje při každém vloženém znaku (obrázek <text:sequence-ref text:reference-format="value" text:ref-name="refFigure16">17</text:sequence-ref>).</text:p>
      <text:p text:style-name="P20">Průvodce nyní zobrazí oblast vpravo, kde můžeme ručně zadat data do textových polí nebo kliknout na tlačítko <text:span text:style-name="Strong_20_Emphasis">Zmenšit</text:span><draw:frame draw:style-name="fr15" draw:name="graphics16" text:anchor-type="as-char" svg:width="0.7cm" svg:height="0.67cm" draw:z-index="29"><draw:image xlink:href="Pictures/100000000000001D0000001C4458229623C73E74.png" xlink:type="simple" xlink:show="embed" xlink:actuate="onLoad" loext:mime-type="image/png"/></draw:frame>, čímž se zmenší průvodce a můžeme vybrat buňky z listu.</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Obrázek <text:sequence text:ref-name="refFigure16" text:name="Figure" text:formula="ooow:Figure+1" style:num-format="1">17</text:sequence>: Karta Funkce Průvodce funkcí</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Obrázek <text:sequence text:ref-name="refFigure17" text:name="Figure" text:formula="ooow:Figure+1" style:num-format="1">18</text:sequence>: Průvodce funkcí po zmenšení</text:p></draw:text-box></draw:frame></text:p>
      <text:p text:style-name="P20">Chceme-li vybrat buňky, klepneme buď přímo na buňku, nebo podržíme levé tlačítko myši a tažením vyberte požadovanou oblast.</text:p>
      <text:p text:style-name="P20">Po výběru oblasti klepneme na ikonu <text:span text:style-name="Strong_20_Emphasis">Rozvinout</text:span> a znovu se vrátíme do průvodce.</text:p>
      <text:p text:style-name="P20">Pokud potřebujeme více argumentů, klepneme do dalšího textového pole a zopakujeme proces výběru pro další buňku nebo oblast buněk. Tento postup opakujeme podle potřeby. Průvodce umožní až 255 oblastí nebo argumentů ve funkci SUM.</text:p>
      <text:p text:style-name="P20">Klepnutím na tlačítko <text:span text:style-name="Strong_20_Emphasis">OK</text:span> potvrdíme funkci, vložíme ji do buňky a dostaneme výsledek.</text:p>
      <text:list xml:id="list111236369962141" text:continue-list="list512160039" text:style-name="Heading_20_Caution">
        <text:list-item>
          <text:p text:style-name="P55"><text:soft-page-break/>Upozornění</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17">Toto doplňování vzorců umožňuje vytvářet složité vzorce jejich sestavováním v textovém poli <text:span text:style-name="Emphasis">Vzorec</text:span>.</text:p>
      <text:p text:style-name="P20">Můžeme také vybrat kartu <text:span text:style-name="Emphasis">Struktura</text:span>, kde uvidíme stromové zobrazení částí vzorce. Hlavní výhoda oproti kartě Seznam funkcí je, že každý argument se vkládá do svého vlastního pole, což usnadňuje správu. Cena této spolehlivosti je pomalejší zadávání, ale  při vytváření sešitu je přesnost obecně důležitější než rychlost.</text:p>
      <text:p text:style-name="P26">Zobrazení struktury vzorce v průvodci je důležité pro ladění a opravu velmi dlouhých, vnořených a složitých vzorců. V tomto pohledu je vzorec analyzován a každá složka vzorce je vypočítána jednodušším vyvoláním funkce nebo aritmetickou operací a poté je zkombinována podle pravidel výpočtu. Je možné vizualizovat každý analyzovaný prvek vzorce a zkontrolovat, zda jsou mezilehlé výsledky správné, dokud není nalezena chyba.</text:p>
      <text:p text:style-name="P20">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P20">Pokud vidíme v buňce místo výsledku vzorec , pak je vybrána volba <text:span text:style-name="Strong_20_Emphasis">Vzorce</text:span> v <text:span text:style-name="Strong_20_Emphasis">Nástroje &gt; Možnosti &gt; LibreOffice Calc &gt; Zobrazit &gt; Zobrazit</text:span>. Zrušíme výběr <text:span text:style-name="Strong_20_Emphasis">Vzorce</text:span> a zobrazí se výsledek. Stále však můžeme vidět vzorec ve vstupním řádku.</text:p>
      <text:list xml:id="list111235899890883" text:continue-list="list111236864444864" text:style-name="Heading_20_Tip">
        <text:list-item>
          <text:p text:style-name="P58">Tip</text:p>
        </text:list-item>
      </text:list>
      <text:p text:style-name="P18">Možnost nabídky <text:span text:style-name="Strong_20_Emphasis">Zobrazit &gt; Zobrazit vzorec</text:span> a klávesová zkratka <text:span text:style-name="Keystroke">Ctrl + `</text:span> (obrácená čárka) také zapíná a vypíná zobrazení vzorce.</text:p>
      <text:h text:style-name="P48"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0">Vzorec, ve kterém se vyhodnocují jednotlivé hodnoty v oblasti buněk, se označuje jako maticový vzorec. Rozdíl mezi maticovým vzorcem a jinými vzorci je v tom, že maticový vzorec pracuje s několika hodnotami najednou namísto pouze jedné.</text:p>
      <text:p text:style-name="P20">Nejenže maticový vzorec zpracovává několik hodnot najednou, ale také může vícero hodnot najednou vrátit Výsledek maticového vzorce je také matice.</text:p>
      <text:p text:style-name="P20">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0"><text:soft-page-break/>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Obrázek <text:sequence text:ref-name="refFigure19" text:name="Figure" text:formula="ooow:Figure+1" style:num-format="1">20</text:sequence>: Zdrojové pole žluté a výsledné pole zelené. Maticový vzorec je zobrazen na liště vzorců.</text:p></draw:text-box></draw:frame></text:p>
      <text:p text:style-name="P20">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Vybereme oblast 3 × 5 buněk v jiné části tabulky, zadáme vzorec = 10*A1:C5 a potvrdíme  jej kombinací kláves <text:span text:style-name="Keystroke">Ctrl + Shift + Enter</text:span>. Výsledkem je pole 3 × 5, ve kterém jsou jednotlivé hodnoty v rozsahu buněk (A1:C5) vynásobeny číslem 10.</text:p>
      <text:p text:style-name="P20">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0">Operátory porovnání v maticovém vzorci zpracovávají prázdné buňky stejným způsobem jako v normálním vzorci, tj. buď jako nula, nebo jako prázdný řetězec. Pokud jsou například buňky A1 a A2 prázdné, maticové vzorce {=A1:A2=""} a {=A1:A2=0} vrátí oba pole o velikosti 1 sloupec a 2 řádky s hodnotami PRAVDA.</text:p>
      <text:h text:style-name="P51" text:outline-level="3"><text:bookmark-start text:name="__RefHeading___Toc124526_3024144196"/>Kdy používáme maticové vzorce?<text:bookmark-end text:name="__RefHeading___Toc124526_3024144196"/></text:h>
      <text:p text:style-name="P20">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0">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0">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0">Pokud zadáme maticový vzorec přímo do buňky, musíme použít kombinaci kláves <text:span text:style-name="Keystroke">Shift + Ctrl + Enter</text:span> místo klávesy <text:span text:style-name="Keystroke">Enter</text:span>. Teprve poté se vzorec stane maticovým vzorcem.</text:p>
      <text:list xml:id="list111235812297055" text:continue-list="list111236337623227" text:style-name="Heading_20_Note">
        <text:list-item>
          <text:p text:style-name="P56">Poznámka</text:p>
        </text:list-item>
      </text:list>
      <text:p text:style-name="P17">Maticové vzorce se v programu Calc zobrazují v závorkách (složených závorkách). Maticové vzorce nelze vytvořit ručně zadáním složených závorek.</text:p>
      <text:list xml:id="list111237647166992" text:continue-list="list111236369962141" text:style-name="Heading_20_Caution">
        <text:list-item>
          <text:p text:style-name="P55">Upozornění</text:p>
        </text:list-item>
      </text:list>
      <text:p text:style-name="P17">Buňky v poli výsledků jsou automaticky chráněny proti změnám. Maticový vzorec však můžeme upravit nebo zkopírovat výběrem celé oblasti maticového vzorce.</text:p>
      <text:h text:style-name="P45" text:outline-level="1"><text:bookmark-start text:name="__RefHeading__7607_1807884836"/><text:soft-page-break/><text:alphabetical-index-mark text:string-value="strategie pro tvorbu" text:key1="vzorce"/>Strategie pro vytváření vzorců a funkcí<text:bookmark-end text:name="__RefHeading__7607_1807884836"/></text:h>
      <text:p text:style-name="P20">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ato rovnice modeluje polohu objektu, který se pohybuje lineárně s konstantním zrychlením. Poloha (x) závisí na čase (t) a rovnice také obsahuje konstantní hodnoty pro počáteční polohu (xi), počáteční rychlost (vi) a zrychlení (a).</text:p>
      <text:p text:style-name="P20">Pro snadnou prezentaci je vhodné sestavit tabulku podobným způsobem, jaký je uveden na obrázku <text:sequence-ref text:reference-format="value" text:ref-name="refFigure20">21</text:sequence-ref>. V tomto příkladu jsou jednotlivé proměnné vkládány do buněk na listu a není nutná žádná úprava vzorce (v buňce B9).</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Obrázek <text:sequence text:ref-name="refFigure20" text:name="Figure" text:formula="ooow:Figure+1" style:num-format="1">21</text:sequence>: Nastavení vzorce s argumenty</text:p></draw:text-box></draw:frame></text:p>
      <text:p text:style-name="P20">Při vytváření vzorce můžete použít několik přístupů. Při rozhodování, jaký přístup zvolit, vezmeme v úvahu, kolik dalších lidí bude muset listy používat, životnost listů a variace, s nimiž by se mohli při použití vzorce setkat.</text:p>
      <text:p text:style-name="P20">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0">U sešitu s mnoha komplikovanými vzorci, který vytvoříme dnes, nemusí být zcela za 6 nebo 12 měsíců zřejmé, jak měl fungovat. Pro zdokumentování  je vhodné používat komentáře a poznámky.</text:p>
      <text:p text:style-name="P20">Možná si uvědomujeme, že pro konkrétní argument nemůžeme použít záporné nebo nulové hodnoty, ale pokud někdo jiný vloží takovou hodnotu, bude náš vzorec robustní nebo jednoduše vrátí standardní (a často ne příliš užitečnou) <text:span text:style-name="Code">chybovou zprávu Err:</text:span>? Je vhodné zachytit chyby pomocí nějaké formy logických příkazů nebo podmíněným formátováním.</text:p>
      <text:h text:style-name="P48" text:outline-level="2"><text:bookmark-start text:name="__RefHeading__40491_381637933"/>Do každé buňky vložíme jedinečný vzorec<text:bookmark-end text:name="__RefHeading__40491_381637933"/></text:h>
      <text:p text:style-name="P20">Základní strategií je považovat všechny potřebné vzorce za jednoduché a s omezenou životností. Strategií je pak umístit jedinečný vzorec do každé vhodné buňky. To lze doporučit pouze pro velmi jednoduché nebo jednorázové sešity.</text:p>
      <text:h text:style-name="P48" text:outline-level="2"><text:bookmark-start text:name="__RefHeading__40493_381637933"/>Rozdělíme vzorce na části a spojíme je<text:bookmark-end text:name="__RefHeading__40493_381637933"/></text:h>
      <text:p text:style-name="P20">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Výsledek výpočtu rychlosti proudění vody v potrubí může být použit pro odhad ztrát <text:soft-page-break/>v důsledku tření, kdy potrubí protéká zcela nebo částečně prázdné, a při optimalizaci průměru pro daný režim průtoku.</text:p>
      <text:p text:style-name="P20">Ve všech případech bychom měli přijmout základní principy tvorby vzorců popsané výše.</text:p>
      <text:h text:style-name="P48" text:outline-level="2"><text:bookmark-start text:name="__RefHeading___Toc7267_124123908"/><text:alphabetical-index-mark text:string-value="urychlení" text:key1="výpočtů"/>Urychlení výpočtů<text:bookmark-end text:name="__RefHeading___Toc7267_124123908"/></text:h>
      <text:p text:style-name="P20">Tabulky se často používají ke zpracování surových dat a k vytváření smysluplných shrnutí, konsolidace a zobrazování informací pro osobu s rozhodovací pravomocí nebo k použití jako zdroj pro reporty.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0">Častou chybou je vložení vzorců do každé buňky a provedení tisíce interpretací a výpočtů vzorců. Zde je několik doporučení pro urychlení výpočtů.</text:p>
      <text:h text:style-name="P51" text:outline-level="3"><text:bookmark-start text:name="__RefHeading___Toc7269_124123908"/>Používání maticových vzorců pro množství dat<text:bookmark-end text:name="__RefHeading___Toc7269_124123908"/></text:h>
      <text:p text:style-name="P20">Maticové vzorce mají jeden vzorec aplikovaný na množství dat. Pro velké datové sady může být významná úspora výpočtů.</text:p>
      <text:h text:style-name="P51" text:outline-level="3"><text:bookmark-start text:name="__RefHeading___Toc7271_124123908"/>Používání konsolidačních funkcí<text:bookmark-end text:name="__RefHeading___Toc7271_124123908"/></text:h>
      <text:p text:style-name="P20">Konsolidační funkce provádějí výpočty na souborech dat. SUM, SUMIF, SUMIFS, SUMPRODUCT jsou příklady konsolidačních funkcí. Například, pokud máme velmi dlouhý seznam materiálu, kde množství musí být vynásobeno jednotkovou cenou a pak sečteno, aby se vytvořila hodnota nákladů, pak místo použití vzorce na každý záznam kusovníku a pak sečtení, můžeme použít vzorec SUMPRODUCT(množství; jednotková cena), kde množství a jednotková cena jsou pojmenované oblasti představující kusovník. SUMPRODUCT násobí každou buňku množství její odpovídající buňkou jednotkové ceny a sečte všechny produkty.</text:p>
      <text:p text:style-name="P20">Podobné situace nastávají, když musíme sčítat podmnožinu původní sady dat, kde musíme použít test na každý záznam, aby bylo možné jej použít do součtu. Například když je hodnota pouze kladná. Použijeme SUMIF(data_pro_test;”&gt;0”;data_pro_součet), kde data_pro_test je sada dat, ve které testujeme kladné hodnoty, data_pro_součet je sloupec, kde mají být hodnoty součtu v závislosti na testu, a „&gt;0“ je samotný test.</text:p>
      <text:p text:style-name="P20">Dalšími konsolidačními funkcemi jsou AVERAGEIF, COUNTIF, MINIFS, MAXIFS a další.</text:p>
      <text:h text:style-name="P48" text:outline-level="2"><text:bookmark-start text:name="__RefHeading__40495_381637933"/>Použití maker pro vytváření funkcí<text:bookmark-end text:name="__RefHeading__40495_381637933"/></text:h>
      <text:p text:style-name="P20">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Použití maker je popsáno v kapitole 12 - Makra této knihy a je samo o sobě specializovaným tématem.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29">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0">Program Calc podporuje vícevláknové procesy, které pomáhají sešitům využívat veškerého paralelního zpracování, které je v počítači k dispozici. Tato funkce je řízena volbou <text:span text:style-name="Strong_20_Emphasis">Povolit vícevláknové </text:span><text:soft-page-break/><text:span text:style-name="Strong_20_Emphasis">výpočty</text:span> v sekci <text:span text:style-name="Emphasis">Nastavení vláken CPU</text:span> v dialogovém okně <text:span text:style-name="Strong_20_Emphasis">Nástroje &gt; Možnosti &gt; LibreOffice Calc &gt; Výpočty</text:span>. Výchozí nastavení této možnosti je povoleno a nedoporučujeme ji deaktivovat. Toto je jediný ovládací prvek v uživatelském rozhraní programu Calc, který se týká vícevláknového zpracování; jakmile je zapnuto, zpracování pracuje automaticky.</text:p>
      <text:p text:style-name="P20">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0">Existují i jiné způsoby, jak řídit vícevláknovou funkci Calc, jako je úprava proměnné prostředí LibreOffice MAX_CONCURRENCY. Tyto metody však přesahují rámec tohoto dokumentu.</text:p>
      <text:h text:style-name="P45" text:outline-level="1"><text:bookmark-start text:name="__RefHeading__40503_381637933"/><text:alphabetical-index-mark text:string-value="chyby, hledání a oprava"/>Hledání a oprava chyb<text:bookmark-end text:name="__RefHeading__40503_381637933"/></text:h>
      <text:p text:style-name="P20">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0">Program Calc poskytuje tři nástroje pro zkoumání vzorců a buněk, na které odkazují: chybové zprávy, barevné kódování pro vstup a nástroj Detektiv.</text:p>
      <text:h text:style-name="P48" text:outline-level="2"><text:bookmark-start text:name="__RefHeading__40505_381637933"/><text:alphabetical-index-mark text:string-value="chybové kódy a zprávy"/>Chybové zprávy<text:bookmark-end text:name="__RefHeading__40505_381637933"/></text:h>
      <text:p text:style-name="P20">Nejzákladnějším nástrojem jsou chybové zprávy. Chybové zprávy se zobrazují v buňce vzorce nebo v Průvodci funkcí místo výsledku.</text:p>
      <text:p text:style-name="P20">Chybová zpráva pro vzorec je obvykle trojciferné číslo od 501 do 532 nebo někdy obecný kus textu, jako je #NAME?, #REF! nebo #VALUE!. V buňce se zobrazí chybová zpráva a na pravé straně stavového řádku se zobrazí krátké vysvětlení chyby.</text:p>
      <text:p text:style-name="P20">Většina chybových zpráv hlásí problém v zadání vzorce, několik pak oznamuje, že jsme narazili na omezení programu Calc nebo jeho aktuálního nastavení.</text:p>
      <text:p text:style-name="P20">Chybové zprávy nejsou uživatelsky přívětivé a mohou nové uživatele překvapit. Jsou však cenným vodítkem k opravě chyb. Jejich podrobné vysvětlení najdeme v dodatku B - Kódy chyb, v nápovědě a hledáním „chybových kódů" v Calc. Některé z nejčastějších jsou uvedeny v tabulce <text:sequence-ref text:reference-format="value" text:ref-name="refTable4">5</text:sequence-ref>.</text:p>
      <text:p text:style-name="P43">Tabulka <text:sequence text:ref-name="refTable4" text:name="Table" text:formula="ooow:Table+1" style:num-format="1">5</text:sequence>: Běžné chybové zpráv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48" text:outline-level="2"><text:bookmark-start text:name="__RefHeading__7609_1807884836"/>Příklady běžných chyb<text:bookmark-end text:name="__RefHeading__7609_1807884836"/></text:h>
      <text:h text:style-name="P51" text:outline-level="3"><text:bookmark-start text:name="__RefHeading__8295_1807884836"/><text:alphabetical-index-mark text:string-value="#DIV/0! chyba"/>#DIV/0! dělení nulou<text:bookmark-end text:name="__RefHeading__8295_1807884836"/></text:h>
      <text:p text:style-name="P20">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Obrázek <text:sequence text:ref-name="refFigure21" text:name="Figure" text:formula="ooow:Figure+1" style:num-format="1">22</text:sequence>: Příklady #DIV/0!, chyba dělení nulou</text:p></draw:text-box></draw:frame></text:p>
      <text:p text:style-name="P20">Je velmi časté najít chybu, jako je ta, která vznikla v situaci, kdy data nebyla reportována nebo reportována nesprávně. Pokud je takový výskyt možný, lze pro správné zobrazení dat použít funkci IF. Lze zadat vzorec  =IF(C3&gt;0; B3/C3; "Žádný výkaz"). Vzorec je potom zkopírován do zbytku sloupce D. Význam tohoto vzorce by byl zhruba: <text:s/>“Pokud je C3 větší než 0, pak vypočítej B3 děleno C3, jinak vypiš “Žádný výkaz.“</text:p>
      <text:p text:style-name="P20">Je také možné, aby poslední parametr používal dvojité uvozovky pro prázdné (žádné hodnoty), nebo aby se spodní číslo nahradilo jiným vzorcem se standardizovaným číslem. Příklad je znázorněn na obrázku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Obrázek <text:sequence text:ref-name="refFigure22" text:name="Figure" text:formula="ooow:Figure+1" style:num-format="1">23</text:sequence>: Řešení dělení nulou</text:p></draw:text-box></draw:frame></text:p>
      <text:h text:style-name="P52"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2">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Obrázek <text:sequence text:ref-name="refFigure23" text:name="Figure" text:formula="ooow:Figure+1" style:num-format="1">24</text:sequence>: Nesprávná položka způsobující #VALUE! chyba</text:p></draw:text-box></draw:frame></text:p>
      <text:p text:style-name="P20">Chyba #REF! je způsobena chybějícím odkazem. V příkladu níže vzorec odkazuje na list, který byl odstraněn.</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0">Dalším užitečným nástrojem při kontrole vzorce je barevné kódování vstupu. Když vybereme vzorec, který již byl zadán, jsou buňky nebo oblasti použité pro každý argument ve vzorci se barevně zvýrazní.</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Obrázek <text:sequence text:ref-name="refFigure24" text:name="Figure" text:formula="ooow:Figure+1" style:num-format="1">25</text:sequence>: Barevné kódování pro vstup</text:p></draw:text-box></draw:frame></text:p>
      <text:p text:style-name="P20">Program Calc používá osm barev pro zvýraznění referenčních buněk, počínaje modrou pro první buňku, a pokračující červenou, purpurovou, zelenou, tmavě modrou, hnědou, fialovou a žlutou, což se cyklicky opakuje v sekvenci.</text:p>
      <text:h text:style-name="P51"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0">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0">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48" text:outline-level="2"><text:bookmark-start text:name="__RefHeading__40509_381637933"/><text:alphabetical-index-mark text:string-value="Detektiv"/>Detektiv<text:bookmark-end text:name="__RefHeading__40509_381637933"/></text:h>
      <text:p text:style-name="P20">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Lze jej také použít pro trasování chyb, označování neplatných dat (to <text:soft-page-break/>je informace v buňkách, která není ve správném formátu pro argument funkce), nebo dokonce pro odstranění předchůdců a následníků.</text:p>
      <text:p text:style-name="P20">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0">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Obrázek <text:sequence-ref text:reference-format="value" text:ref-name="refFigure25">26 </text:sequence-ref><text:s/> ukazuje jednoduchý příklad trasování předchůdců pro buňku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Obrázek <text:sequence text:ref-name="refFigure25" text:name="Figure" text:formula="ooow:Figure+1" style:num-format="1">26</text:sequence>: Sledování předchůdců pomocí nástroje Detektiv</text:p></draw:text-box></draw:frame></text:p>
      <text:p text:style-name="P20">To nám umožňuje zkontrolovat, zda zdrojové buňky (což může být i oblast) nevykazují chyby. Pokud je zdrojem oblast, je tento rozsah zvýrazněn modře.</text:p>
      <text:p text:style-name="P20">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1">Další informace vyhledáme v rejstříku systému nápovědy pod heslem „Detektiv“.</text:p>
      <text:h text:style-name="P45" text:outline-level="1"><text:bookmark-start text:name="__RefHeading__7611_1807884836"/><text:alphabetical-index-mark text:string-value="příklady" text:key1="funkce"/>Příklady funkcí<text:bookmark-end text:name="__RefHeading__7611_1807884836"/></text:h>
      <text:p text:style-name="P20">Pro nováčky jsou funkce jednou z nejvíce obtížných oblastí v LibreOffice Calc. Noví uživatelé rychle zjistí, že funkce jsou důležitou vlastností tabulek, ale existují jich stovky a mnoho z nich vyžaduje vstup, který předpokládá specializované znalosti. Naštěstí Calc obsahuje desítky funkcí, které může použít kdokoli.</text:p>
      <text:h text:style-name="P48" text:outline-level="2"><text:bookmark-start text:name="__RefHeading__40519_381637933"/>Základní aritmetika a statistika<text:bookmark-end text:name="__RefHeading__40519_381637933"/></text:h>
      <text:p text:style-name="P20">Nejzákladnější funkce vytvářejí vzorce pro základní aritmetiku nebo pro vyhodnocení čísel v oblasti buněk.</text:p>
      <text:h text:style-name="P51" text:outline-level="3"><text:bookmark-start text:name="__RefHeading__40521_381637933"/><text:alphabetical-index-mark text:string-value="základní aritmetika" text:key1="funkce"/>Základní aritmetika<text:bookmark-end text:name="__RefHeading__40521_381637933"/></text:h>
      <text:p text:style-name="P20">Mezi jednoduché aritmetické funkce patří sčítání, odčítání, násobení a dělení. S výjimkou odčítání má každá z těchto operací svou vlastní funkci:</text:p>
      <text:list xml:id="list111235925642312" text:continue-list="list1439811756" text:style-name="List_20_1">
        <text:list-item>
          <text:p text:style-name="P59">SUM pro sčítání</text:p>
        </text:list-item>
        <text:list-item>
          <text:p text:style-name="P59">PRODUKT pro násobení</text:p>
        </text:list-item>
        <text:list-item>
          <text:p text:style-name="P59">QUOTIENT pro dělení</text:p>
        </text:list-item>
      </text:list>
      <text:p text:style-name="P20">Odpočítání obvykle nemá funkci.</text:p>
      <text:p text:style-name="P20">SUM, PRODUCT a QUOTIENT jsou užitečné pro zadávání oblastí buněk stejným způsobem jako u jakékoli jiné funkce, s argumenty v závorce za názvem funkce.</text:p>
      <text:p text:style-name="P20">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0"><text:soft-page-break/>Podobná volba je také k dispozici pro umocnění čísla jiným číslem. Místo zadání =POWER(A1;2) můžeme zadat =A1^2.</text:p>
      <text:p text:style-name="P20">Kromě toho mají tu výhodu, že s nimi zadáváme vzorce v pořadí, které se blíží lidsky čitelnému formátu více než formát čitelný tabulkovým procesorem používaný ekvivalentní funkcí. Například místo zadávání =SUM(A1:A2) nebo případně =SUM(A1;A2) zadáme =A1+A2. Tento téměř lidsky čitelný formát je zvláště užitečný pro složené operace, kde zápis =A1*(A2+A3) je kratší a snáze čitelný než =PRODUCT(A1;SUM(A2:A3)).</text:p>
      <text:p text:style-name="P20">Hlavní nevýhoda použití aritmetických operátorů spočívá v tom, že nemůžeme přímo použít oblast buněk. Jinými slovy, pro zadání ekvivalentu =SUM(A1:A3) je třeba zadat =A1+A2+A3.</text:p>
      <text:p text:style-name="P20">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1" text:outline-level="3"><text:bookmark-start text:name="__RefHeading__40523_381637933"/><text:alphabetical-index-mark text:string-value="jednoduché statistiky" text:key1="funkce"/>Jednoduché statistiky<text:bookmark-end text:name="__RefHeading__40523_381637933"/></text:h>
      <text:p text:style-name="P20">Dalším běžným využitím funkcí tabulkového procesoru je vytažení užitečných informací ze seznamu, například série testů ve třídě nebo souhrn výdělků za čtvrtletí pro společnost.</text:p>
      <text:p text:style-name="P20">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0">Podobně pro nalezení nejvyšší nebo nejnižší položky můžeme použít MIN nebo MAX. Pro každý z těchto vzorců jsou všechny argumenty buď oblast buněk, nebo řada buněk zadaných jednotlivě.</text:p>
      <text:p text:style-name="P20">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0">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0">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0">Zejména pokud potřebujeme průměr, musíme si vybrat z několika funkcí. Můžeme najít aritmetický průměr – výsledkem funkce AVERAGE je, že zadáním oblasti čísel přidáme všechny položky do seznamu a je pak vydělíme počtem záznamů. Chceme-li  zahrnout textové záznamy a dát jim hodnotu nula, použijeme funkci AVERAGEA.</text:p>
      <text:p text:style-name="P19"><text:soft-page-break/>Kromě toho můžete získat další informace o sadě dat:</text:p>
      <text:list xml:id="list111237117847007" text:continue-numbering="true" text:style-name="List_20_1">
        <text:list-item>
          <text:p text:style-name="P60">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59">MODE: Nejběžnější položka v seznamu čísel.</text:p>
        </text:list-item>
        <text:list-item>
          <text:p text:style-name="P59">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59">RANK: Pozice dané položky v celém seznamu, měřená shora dolů nebo zdola nahoru. Musíte zadat adresu buňky pro záznam, rozsah záznamů a typ hodnocení (0 pro hodnocení od nejvyššího, nebo 1 pro hodnocení odspodu).</text:p>
        </text:list-item>
      </text:list>
      <text:p text:style-name="P20">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1" text:outline-level="3"><text:bookmark-start text:name="__RefHeading__40525_381637933"/>Používání těchto funkcí<text:bookmark-end text:name="__RefHeading__40525_381637933"/></text:h>
      <text:p text:style-name="P20">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0">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0">Bez ohledu na to, jak tyto funkce používáme, pravděpodobně zjistíme, že jsou snadno použitelné a přizpůsobitelné mnoha účelům. Poté co zvládneme tyto jednodušší funkce budeme připraveni vyzkoušet složitější funkce.</text:p>
      <text:h text:style-name="P48" text:outline-level="2"><text:bookmark-start text:name="__RefHeading__40527_381637933"/><text:alphabetical-index-mark text:string-value="zaokrouhlování čísel" text:key1="funkce"/>Zaokrouhlování čísel<text:bookmark-end text:name="__RefHeading__40527_381637933"/></text:h>
      <text:p text:style-name="P20">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0">Při použití funkce zaokrouhlování máme dvě možnosti, jak nastavit vzorce. Pokud se rozhodneme, můžeme vnořit výpočet do jedné z funkcí zaokrouhlování. Například vzorec =ROUND((SUM(A1;A2)) přidá čísla do buněk A1 a A2 a zaokrouhlí je na nejbližší celé číslo. I když nemusíme pracovat s přesnými údaji každý den, můžeme se na ně občas odkazovat. Pokud je tomu tak, pak je pravděpodobně lepší oddělit obě funkce, umístit =SUM(A1;A2) do buňky A3 a =ROUND(A3) do A4 a jasně označit každou funkci.</text:p>
      <text:p text:style-name="P24">Podrobnosti o metodách zaokrouhlování nalezneme v nápovědě.</text:p>
      <text:h text:style-name="P45" text:outline-level="1"><text:bookmark-start text:name="__RefHeading__40531_381637933"/><text:soft-page-break/><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20">Při práci na počítači <text:span text:style-name="Emphasis">zástupné znaky</text:span> odkazují na znak, který lze nahradit nulou nebo více znaky v řetězci. Zástupné znaky se běžně používají v počítačovém programování, vyhledávacích dotazech a při procházení adresářů pomocí příkazového řádku. Zástupné znaky jsou obvykle buď hvězdička (*), která představuje jeden nebo více znaků, nebo otazník (?), který představuje jeden znak.</text:p>
      <text:p text:style-name="P20">Regulární výraz (regex nebo regexp) je posloupnost znaků, které definují vyhledávací vzor. Obvykle je tento vzor používán algoritmy pro vyhledávání řetězců pro operace „najít“ nebo „najít a nahradit“ v řetězcích. Regulární výrazy jsou pro extrakci nebo nahrazování textu výkonnější než zástupné znaky.</text:p>
      <text:p text:style-name="P20">Calc používá zástupné znaky nebo regulární výrazy k vyhledávání v textových argumentech mnoha svých funkcí. Regulární výrazy jsou definovány projektem ICU<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11236302318301" text:continue-list="list111235812297055" text:style-name="Heading_20_Note">
        <text:list-item>
          <text:p text:style-name="P56">Poznámka</text:p>
        </text:list-item>
      </text:list>
      <text:p text:style-name="P17">Regulární výrazy a zástupné znaky se vzájemně vylučují; to znamená, že pouze jeden může mít hodnotu PRAVDA. Interně, pokud jsou obě pravdivé, mají zástupné znaky přednost před regulárními výrazy.</text:p>
      <text:p text:style-name="P20">Řada funkcí v Calc umožňuje použití zástupných znaků nebo regulárních výrazů a patří mezi ně: REGEX, SUMIF, COUNTIF, MATCH, SEARCH, LOOKUP, HLOOKUP, VLOOKUP, DCOUNT, DCOUNTA, DSUM, DPRODUCT, DMAX, DMIN, DAVERAGE, DSTDEV, DSTDEVP, DVAR, DVARP, DGET.</text:p>
      <text:p text:style-name="P20">Použití zástupných znaků a regulárních výrazů nastavíme v dialogovém okně <text:span text:style-name="Strong_20_Emphasis">Nástroje &gt; Možnosti &gt; LibreOffice Calc &gt; Výpočty</text:span> (obrázek <text:sequence-ref text:reference-format="value" text:ref-name="refFigure26">27</text:sequence-ref>). Ve výchozí instalaci jsou povoleny zástupné znaky.</text:p>
      <text:p text:style-name="P27">Například =COUNTIF(A1:A6;"r.d") s volbou <text:span text:style-name="Strong_20_Emphasis">Povolit regulární výrazy ve vzorcích</text:span> bude počítat buňky v A1:A6, které obsahují červenou (angl. red) a ROD (viz obrázek <text:sequence-ref text:reference-format="value" text:ref-name="refFigure27">28</text:sequence-ref>).</text:p>
      <text:p text:style-name="P27">Navíc pokud položka <text:span text:style-name="Strong_20_Emphasis">Vyhledávací kritéria = a &lt;&gt; musí platit pro celé buňky</text:span> není vybrána, pak se bude počítat Fred, bride a Ridge. Pokud je toto nastavení vybráno, lze jej překonat tak, že výraz upravíme: =COUNTIF(A1:A6,".*r.d.*").</text:p>
      <text:p text:style-name="P33">Prohledávání regulárních výrazů ve funkcích není sensitivní na velikost písmen, bez ohledu na nastavení  zaškrtávacího políčka <text:span text:style-name="Strong_20_Emphasis">Rozlišovat velikost písmen</text:span> v dialogovém okně na obrázku <text:sequence-ref text:reference-format="value" text:ref-name="refFigure26">27</text:sequence-ref> — takže red a ROD budou ve výše uvedeném příkladu vždy porovnány. Tato malá a velká písmena se vztahují také na struktury regulárních výrazů ([:lower:]) a ([:upper:]), které odpovídají znakům bez ohledu na velikost písmen.</text:p>
      <text:p text:style-name="P33">Regulární výrazy nebudou fungovat v jednoduchém srovnání. Například: A1="r.d" vždy vrátí FALSE, pokud A1 obsahuje red, i když jsou povoleny regulární výrazy. Vrátí TRUE, pouze pokud A1 obsahuje r.d (r pak tečku, pak d). Pokud chceme testovat pomocí regulárních výrazů, zkusíme funkci COUNTIF: COUNTIF(A1;"r.d") vrátí 1 nebo 0, interpretované jako PRAVDA nebo NEPRAVDA ve vzorcích jako =IF(COUNTIF(A1;"r.d"), "hooray ";"boo").</text:p>
      <text:p text:style-name="P3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Obrázek <text:sequence text:ref-name="refFigure26" text:name="Figure" text:formula="ooow:Figure+1" style:num-format="1">27</text:sequence>: Výchozí nastavení pro stránku Výpočty. Zástupné znaky a regulární výrazy se vzájemně vylučují.</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Obrázek <text:sequence text:ref-name="refFigure27" text:name="Figure" text:formula="ooow:Figure+1" style:num-format="1">28</text:sequence>: Použití funkce COUNTIF</text:p></draw:text-box></draw:frame></text:p>
      <text:h text:style-name="P45" text:outline-level="1"><text:bookmark-start text:name="__RefHeading__13026_493246014"/>Pokročilé funkce<text:bookmark-end text:name="__RefHeading__13026_493246014"/></text:h>
      <text:p text:style-name="P20">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0">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0">Doplňky programu Calc jsou specializovaná rozšíření, která mohou rozšířit funkčnost LibreOffice o nové vestavěné funkce programu Calc. Bylo napsáno několik rozšíření pro program Calc; najdeme je na webu rozšíření na adrese <text:a xlink:type="simple" xlink:href="https://extensions.libreoffice.org/" text:style-name="Internet_20_link" text:visited-style-name="Visited_20_Internet_20_Link">https://extensions.libreoffice.org/</text:a>. Další podrobnosti nalezneme v kapitole 14 - Nastavení a přizpůsobení.</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32</text:page-number><text:s/>| <text:title>Kapitola 7 Používán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ívání vzorců a funkcí</dc:title>
    <meta:document-statistic meta:table-count="20" meta:image-count="47" meta:object-count="1" meta:page-count="35" meta:paragraph-count="646" meta:word-count="12332" meta:character-count="72069" meta:non-whitespace-character-count="60353"/>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